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 style:parent-style-name="MyStyle"/>
  </office:automatic-styles>
  <office:body>
    <office:text>
      <text:p>The following is a word which uses the named character style 
<text:span text:style-name="T1">MyStyle</text:span>.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styles>
    <style:style style:name="MyStyle" style:display-name="MyStyle" style:family="text">
      <style:text-properties fo:color="#FF0000" fo:font-family="Courier 10 Pitch"/>
    </style:style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